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color="#f10d0c" draw:fill-color="#ff6d6d" draw:textarea-horizontal-align="justify" draw:textarea-vertical-align="middle" draw:auto-grow-height="false" fo:min-height="1.147cm" fo:min-width="2.04cm"/>
      <style:paragraph-properties style:writing-mode="lr-tb"/>
    </style:style>
    <style:style style:name="gr5" style:family="graphic" style:parent-style-name="standard">
      <style:graphic-properties svg:stroke-color="#f10d0c" draw:fill="none" draw:textarea-horizontal-align="justify" draw:textarea-vertical-align="middle" draw:auto-grow-height="false" fo:min-height="2.163cm" fo:min-width="2.04cm"/>
      <style:paragraph-properties style:writing-mode="lr-tb"/>
    </style:style>
    <style:style style:name="gr6" style:family="graphic" style:parent-style-name="standard">
      <style:graphic-properties svg:stroke-color="#ea7500" draw:fill-color="#ff972f" draw:textarea-horizontal-align="justify" draw:textarea-vertical-align="middle" draw:auto-grow-height="false" fo:min-height="1.147cm" fo:min-width="2.04cm"/>
      <style:paragraph-properties style:writing-mode="lr-tb"/>
    </style:style>
    <style:style style:name="gr7" style:family="graphic" style:parent-style-name="standard">
      <style:graphic-properties svg:stroke-color="#069a2e" draw:fill-color="#77bc65" draw:textarea-horizontal-align="justify" draw:textarea-vertical-align="middle" draw:auto-grow-height="false" fo:min-height="1.147cm" fo:min-width="2.0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="Arrow" draw:marker-end-width="0.242cm" draw:fill-color="#77bc65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69a2e" draw:fill="none" draw:textarea-horizontal-align="justify" draw:textarea-vertical-align="middle" draw:auto-grow-height="false" fo:min-height="1.147cm" fo:min-width="2.04cm"/>
      <style:paragraph-properties style:writing-mode="lr-tb"/>
    </style:style>
    <style:style style:name="gr10" style:family="graphic" style:parent-style-name="standard">
      <style:graphic-properties svg:stroke-color="#f10d0c" draw:fill-color="#ff6d6d" draw:textarea-horizontal-align="justify" draw:textarea-vertical-align="middle" draw:auto-grow-height="false" fo:min-height="2.3cm" fo:min-width="2.04cm"/>
      <style:paragraph-properties style:writing-mode="lr-tb"/>
    </style:style>
    <style:style style:name="gr11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style:protect="size"/>
    </style:style>
    <style:style style:name="gr12" style:family="graphic" style:parent-style-name="Object_20_with_20_no_20_fill_20_and_20_no_20_line">
      <style:graphic-properties draw:fill="none" draw:fill-color="#ffffff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6d6d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10d0c"/>
    </style:style>
    <style:style style:name="P5" style:family="paragraph">
      <loext:graphic-properties draw:fill="none"/>
      <style:paragraph-properties fo:text-align="center" style:writing-mode="lr-tb"/>
      <style:text-properties fo:color="#f10d0c"/>
    </style:style>
    <style:style style:name="P6" style:family="paragraph">
      <loext:graphic-properties draw:fill-color="#ff972f"/>
      <style:paragraph-properties fo:text-align="center" style:writing-mode="lr-tb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69a2e"/>
    </style:style>
    <style:style style:name="P9" style:family="paragraph">
      <loext:graphic-properties draw:fill="none"/>
      <style:paragraph-properties fo:text-align="center" style:writing-mode="lr-tb"/>
      <style:text-properties fo:color="#069a2e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color="#f10d0c"/>
    </style:style>
    <style:style style:name="T2" style:family="text">
      <style:text-properties fo:color="#069a2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048cm" svg:y1="1.206cm" svg:x2="5.992cm" svg:y2="4.311cm" draw:start-shape="id1" draw:start-glue-point="1" draw:end-shape="id2" draw:end-glue-point="0" svg:d="M3048 1206h2944v3105" svg:viewBox="0 0 2945 3106">
          <text:p/>
        </draw:connector>
        <draw:custom-shape draw:style-name="gr2" draw:text-style-name="P2" xml:id="id2" draw:id="id2" draw:layer="layout" svg:width="2.54cm" svg:height="1.397cm" svg:x="4.722cm" svg:y="4.311cm">
          <text:p text:style-name="P2">F0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4cm" svg:height="1.397cm" svg:x="8.821cm" svg:y="4.308cm">
          <text:p text:style-name="P2">F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54cm" svg:height="1.397cm" svg:x="12.822cm" svg:y="4.308cm">
          <text:p text:style-name="P2">F2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54cm" svg:height="1.397cm" svg:x="16.923cm" svg:y="4.308cm">
          <text:p text:style-name="P2">F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262cm" svg:y1="5.009cm" svg:x2="8.821cm" svg:y2="5.006cm" draw:start-shape="id2" draw:start-glue-point="1" draw:end-shape="id3" draw:end-glue-point="3" svg:d="M7262 5009h780v-3h779" svg:viewBox="0 0 1560 4">
          <text:p text:style-name="P1">a-h<text:line-break/></text:p>
        </draw:connector>
        <draw:connector draw:style-name="gr3" draw:text-style-name="P2" draw:layer="layout" svg:x1="11.361cm" svg:y1="5.006cm" svg:x2="12.822cm" svg:y2="5.006cm" draw:start-shape="id3" draw:start-glue-point="1" draw:end-shape="id4" draw:end-glue-point="3" svg:d="M11361 5006h1461" svg:viewBox="0 0 1462 1">
          <text:p text:style-name="P1">a-h<text:line-break/></text:p>
        </draw:connector>
        <draw:connector draw:style-name="gr3" draw:text-style-name="P2" draw:layer="layout" svg:x1="15.362cm" svg:y1="5.006cm" svg:x2="16.923cm" svg:y2="5.006cm" draw:start-shape="id4" draw:start-glue-point="1" draw:end-shape="id5" draw:end-glue-point="3" svg:d="M15362 5006h1561" svg:viewBox="0 0 1562 1">
          <text:p text:style-name="P1">a-h<text:line-break/></text:p>
        </draw:connector>
        <draw:connector draw:style-name="gr3" draw:text-style-name="P2" draw:layer="layout" svg:x1="19.463cm" svg:y1="5.006cm" svg:x2="20.894cm" svg:y2="5.004cm" draw:start-shape="id5" draw:start-glue-point="1" svg:d="M19463 5006h966v-2h465" svg:viewBox="0 0 1432 3">
          <text:p text:style-name="P1">a-h<text:line-break/></text:p>
        </draw:connector>
        <draw:custom-shape draw:style-name="gr4" draw:text-style-name="P3" xml:id="id13" draw:id="id13" draw:layer="layout" svg:width="2.54cm" svg:height="1.397cm" svg:x="20.95cm" svg:y="4.308cm">
          <text:p text:style-name="P2">Accum.</text:p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2.54cm" svg:height="2.413cm" svg:x="20.95cm" svg:y="6.731cm">
          <text:p text:style-name="P4"><text:span text:style-name="T1">new</text:span></text:p>
          <text:p text:style-name="P4"><text:span text:style-name="T1">State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54cm" svg:height="1.397cm" svg:x="4.722cm" svg:y="7.608cm">
          <text:p text:style-name="P2">cMem0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2.54cm" svg:height="1.397cm" svg:x="8.821cm" svg:y="7.608cm">
          <text:p text:style-name="P2">cMe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8" draw:id="id8" draw:layer="layout" svg:width="2.54cm" svg:height="1.397cm" svg:x="12.822cm" svg:y="7.608cm">
          <text:p text:style-name="P2">cMem2</text:p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2.54cm" svg:height="1.397cm" svg:x="16.923cm" svg:y="7.608cm">
          <text:p text:style-name="P2">cMem3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92cm" svg:y1="7.608cm" svg:x2="5.992cm" svg:y2="5.708cm" draw:start-shape="id6" draw:start-glue-point="0" draw:end-shape="id2" draw:end-glue-point="2" svg:d="M5992 7608v-1900" svg:viewBox="0 0 1 1901">
          <text:p/>
        </draw:connector>
        <draw:connector draw:style-name="gr1" draw:text-style-name="P1" draw:layer="layout" svg:x1="10.091cm" svg:y1="7.608cm" svg:x2="10.091cm" svg:y2="5.705cm" draw:start-shape="id7" draw:start-glue-point="0" draw:end-shape="id3" draw:end-glue-point="2" svg:d="M10091 7608v-1903" svg:viewBox="0 0 1 1904">
          <text:p/>
        </draw:connector>
        <draw:connector draw:style-name="gr1" draw:text-style-name="P1" draw:layer="layout" svg:x1="14.092cm" svg:y1="7.608cm" svg:x2="14.092cm" svg:y2="5.705cm" draw:start-shape="id8" draw:start-glue-point="0" draw:end-shape="id4" draw:end-glue-point="2" svg:d="M14092 7608v-1903" svg:viewBox="0 0 1 1904">
          <text:p/>
        </draw:connector>
        <draw:connector draw:style-name="gr1" draw:text-style-name="P1" draw:layer="layout" svg:x1="18.193cm" svg:y1="7.608cm" svg:x2="18.193cm" svg:y2="5.705cm" draw:start-shape="id9" draw:start-glue-point="0" draw:end-shape="id5" draw:end-glue-point="2" svg:d="M18193 7608v-1903" svg:viewBox="0 0 1 1904">
          <text:p/>
        </draw:connector>
        <draw:custom-shape draw:style-name="gr7" draw:text-style-name="P7" xml:id="id10" draw:id="id10" draw:layer="layout" svg:width="2.54cm" svg:height="1.397cm" svg:x="6.694cm" svg:y="0.508cm">
          <text:p text:style-name="P2">M0</text:p>
          <draw:enhanced-geometry svg:viewBox="0 0 21600 21600" draw:type="rectangle" draw:enhanced-path="M 0 0 L 21600 0 21600 21600 0 21600 0 0 Z N"/>
        </draw:custom-shape>
        <draw:custom-shape draw:style-name="gr7" draw:text-style-name="P7" xml:id="id11" draw:id="id11" draw:layer="layout" svg:width="2.54cm" svg:height="1.397cm" svg:x="10.758cm" svg:y="0.508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7" draw:text-style-name="P7" xml:id="id12" draw:id="id12" draw:layer="layout" svg:width="2.54cm" svg:height="1.397cm" svg:x="14.822cm" svg:y="0.508cm">
          <text:p text:style-name="P2">M2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9.234cm" svg:y1="1.206cm" svg:x2="10.758cm" svg:y2="1.206cm" draw:start-shape="id10" draw:start-glue-point="1" draw:end-shape="id11" draw:end-glue-point="3" svg:d="M9234 1206h1524" svg:viewBox="0 0 1525 1">
          <text:p/>
        </draw:connector>
        <draw:connector draw:style-name="gr8" draw:text-style-name="P7" draw:layer="layout" svg:x1="13.298cm" svg:y1="1.206cm" svg:x2="14.822cm" svg:y2="1.206cm" draw:start-shape="id11" draw:start-glue-point="1" draw:end-shape="id12" draw:end-glue-point="3" svg:d="M13298 1206h1524" svg:viewBox="0 0 1525 1">
          <text:p/>
        </draw:connector>
        <draw:connector draw:style-name="gr1" draw:text-style-name="P1" draw:layer="layout" svg:x1="22.22cm" svg:y1="5.705cm" svg:x2="22.22cm" svg:y2="6.731cm" draw:start-shape="id13" draw:start-glue-point="2" draw:end-shape="id14" draw:end-glue-point="0" svg:d="M22220 5705v1026" svg:viewBox="0 0 1 1027">
          <text:p/>
        </draw:connector>
        <draw:custom-shape draw:style-name="gr9" draw:text-style-name="P9" xml:id="id1" draw:id="id1" draw:layer="layout" svg:width="2.54cm" svg:height="1.397cm" svg:x="0.508cm" svg:y="0.508cm">
          <text:p text:style-name="P8"><text:span text:style-name="T2">Input </text:span><text:span text:style-name="T2"><text:line-break/></text:span><text:span text:style-name="T2">data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048cm" svg:y1="1.206cm" svg:x2="6.694cm" svg:y2="1.206cm" draw:start-shape="id1" draw:start-glue-point="1" draw:end-shape="id10" draw:end-glue-point="3" svg:d="M3048 1206h3646" svg:viewBox="0 0 3647 1">
          <text:p/>
        </draw:connector>
        <draw:connector draw:style-name="gr1" draw:text-style-name="P1" draw:layer="layout" svg:x1="9.234cm" svg:y1="1.206cm" svg:x2="10.091cm" svg:y2="4.308cm" draw:start-shape="id10" draw:start-glue-point="1" draw:end-shape="id3" draw:end-glue-point="0" svg:d="M9234 1206h857v3102" svg:viewBox="0 0 858 3103">
          <text:p/>
        </draw:connector>
        <draw:connector draw:style-name="gr1" draw:text-style-name="P1" draw:layer="layout" svg:x1="13.298cm" svg:y1="1.206cm" svg:x2="14.092cm" svg:y2="4.308cm" draw:start-shape="id11" draw:start-glue-point="1" draw:end-shape="id4" draw:end-glue-point="0" svg:d="M13298 1206h794v3102" svg:viewBox="0 0 795 3103">
          <text:p/>
        </draw:connector>
        <draw:connector draw:style-name="gr1" draw:text-style-name="P1" draw:layer="layout" svg:x1="17.362cm" svg:y1="1.206cm" svg:x2="18.193cm" svg:y2="4.308cm" draw:start-shape="id12" draw:start-glue-point="1" draw:end-shape="id5" draw:end-glue-point="0" svg:d="M17362 1206h831v3102" svg:viewBox="0 0 832 3103">
          <text:p/>
        </draw:connector>
        <draw:custom-shape draw:style-name="gr10" draw:text-style-name="P3" xml:id="id15" draw:id="id15" draw:layer="layout" svg:width="2.54cm" svg:height="2.55cm" svg:x="0.508cm" svg:y="3.734cm">
          <text:p text:style-name="P2">Initial<text:line-break/>state<text:line-break/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048cm" svg:y1="5.009cm" svg:x2="4.722cm" svg:y2="5.009cm" draw:start-shape="id15" draw:start-glue-point="1" draw:end-shape="id2" draw:end-glue-point="3" svg:d="M3048 5009h1674" svg:viewBox="0 0 1675 1">
          <text:p text:style-name="P1">a-h<text:line-break/></text:p>
        </draw:connector>
        <draw:frame draw:style-name="gr11" draw:text-style-name="P10" draw:layer="layout" svg:width="1.905cm" svg:height="0.838cm" svg:x="5.04cm" svg:y="2.5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0" draw:layer="layout" svg:width="2.101cm" svg:height="0.838cm" svg:x="9.041cm" svg:y="2.5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0" draw:layer="layout" svg:width="2.114cm" svg:height="0.838cm" svg:x="13.035cm" svg:y="2.5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0" draw:layer="layout" svg:width="2.115cm" svg:height="0.838cm" svg:x="17.136cm" svg:y="2.5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0" draw:layer="layout" svg:width="1.819cm" svg:height="0.838cm" svg:x="5.08cm" svg:y="6.4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0" draw:layer="layout" svg:width="2.015cm" svg:height="0.838cm" svg:x="9.042cm" svg:y="6.4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0" draw:layer="layout" svg:width="2.027cm" svg:height="0.838cm" svg:x="13.035cm" svg:y="6.41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0" draw:layer="layout" svg:width="2.03cm" svg:height="0.838cm" svg:x="17.137cm" svg:y="6.4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1" draw:layer="layout" svg:width="1.666cm" svg:height="0.941cm" svg:x="1.002cm" svg:y="5.2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1" draw:layer="layout" svg:width="1.78cm" svg:height="0.941cm" svg:x="21.463cm" svg:y="8.2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08:56:20.763639056</meta:creation-date>
    <dc:date>2022-04-29T17:39:55.908594940</dc:date>
    <meta:editing-duration>PT2H41M50S</meta:editing-duration>
    <meta:editing-cycles>6</meta:editing-cycles>
    <meta:generator>LibreOffice/6.4.7.2$Linux_X86_64 LibreOffice_project/4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sub>
      <mi>W</mi>
      <mrow>
        <mn>0</mn>
        <mo stretchy="false">−</mo>
        <mn>15</mn>
      </mrow>
    </msub>
    <annotation encoding="StarMath 5.0">W_{ 0-15 }</annotation>
  </semantics>
</math>
</file>

<file path=Object 10/content.xml><?xml version="1.0" encoding="utf-8"?>
<math xmlns="http://www.w3.org/1998/Math/MathML" display="block">
  <semantics>
    <mstyle color="red">
      <msubsup>
        <mi>H</mi>
        <mrow>
          <mn>0</mn>
          <mo stretchy="false">−</mo>
          <mn>7</mn>
        </mrow>
        <mrow>
          <mo fence="true" stretchy="false">(</mo>
          <mrow>
            <mrow>
              <mi>i</mi>
              <mo stretchy="false">+</mo>
              <mn>1</mn>
            </mrow>
          </mrow>
          <mo fence="true" stretchy="false">)</mo>
        </mrow>
      </msubsup>
    </mstyle>
    <annotation encoding="StarMath 5.0">color red H_{ 0-7 }^{ (i+1) }</annotation>
  </semantics>
</math>
</file>

<file path=Object 2/content.xml><?xml version="1.0" encoding="utf-8"?>
<math xmlns="http://www.w3.org/1998/Math/MathML" display="block">
  <semantics>
    <msub>
      <mi>W</mi>
      <mrow>
        <mn>16</mn>
        <mo stretchy="false">−</mo>
        <mn>31</mn>
      </mrow>
    </msub>
    <annotation encoding="StarMath 5.0">W_{ 16-31
 }</annotation>
  </semantics>
</math>
</file>

<file path=Object 3/content.xml><?xml version="1.0" encoding="utf-8"?>
<math xmlns="http://www.w3.org/1998/Math/MathML" display="block">
  <semantics>
    <msub>
      <mi>W</mi>
      <mrow>
        <mn>32</mn>
        <mo stretchy="false">−</mo>
        <mn>47</mn>
      </mrow>
    </msub>
    <annotation encoding="StarMath 5.0">W_{ 32-47 }</annotation>
  </semantics>
</math>
</file>

<file path=Object 4/content.xml><?xml version="1.0" encoding="utf-8"?>
<math xmlns="http://www.w3.org/1998/Math/MathML" display="block">
  <semantics>
    <msub>
      <mi>W</mi>
      <mrow>
        <mn>48</mn>
        <mo stretchy="false">−</mo>
        <mn>63</mn>
      </mrow>
    </msub>
    <annotation encoding="StarMath 5.0">W_{ 48-63 }</annotation>
  </semantics>
</math>
</file>

<file path=Object 5/content.xml><?xml version="1.0" encoding="utf-8"?>
<math xmlns="http://www.w3.org/1998/Math/MathML" display="block">
  <semantics>
    <msub>
      <mi>K</mi>
      <mrow>
        <mn>0</mn>
        <mo stretchy="false">−</mo>
        <mn>15</mn>
      </mrow>
    </msub>
    <annotation encoding="StarMath 5.0">K_{ 0-15 }</annotation>
  </semantics>
</math>
</file>

<file path=Object 6/content.xml><?xml version="1.0" encoding="utf-8"?>
<math xmlns="http://www.w3.org/1998/Math/MathML" display="block">
  <semantics>
    <msub>
      <mi>K</mi>
      <mrow>
        <mn>16</mn>
        <mo stretchy="false">−</mo>
        <mn>31</mn>
      </mrow>
    </msub>
    <annotation encoding="StarMath 5.0">K_{ 16-31
 }</annotation>
  </semantics>
</math>
</file>

<file path=Object 7/content.xml><?xml version="1.0" encoding="utf-8"?>
<math xmlns="http://www.w3.org/1998/Math/MathML" display="block">
  <semantics>
    <msub>
      <mi>K</mi>
      <mrow>
        <mn>32</mn>
        <mo stretchy="false">−</mo>
        <mn>47</mn>
      </mrow>
    </msub>
    <annotation encoding="StarMath 5.0">K_{ 32-47 }</annotation>
  </semantics>
</math>
</file>

<file path=Object 8/content.xml><?xml version="1.0" encoding="utf-8"?>
<math xmlns="http://www.w3.org/1998/Math/MathML" display="block">
  <semantics>
    <msub>
      <mi>K</mi>
      <mrow>
        <mn>48</mn>
        <mo stretchy="false">−</mo>
        <mn>63</mn>
      </mrow>
    </msub>
    <annotation encoding="StarMath 5.0">K_{ 48-63 }</annotation>
  </semantics>
</math>
</file>

<file path=Object 9/content.xml><?xml version="1.0" encoding="utf-8"?>
<math xmlns="http://www.w3.org/1998/Math/MathML" display="block">
  <semantics>
    <msubsup>
      <mi>H</mi>
      <mrow>
        <mn>0</mn>
        <mo stretchy="false">−</mo>
        <mn>7</mn>
      </mrow>
      <mrow>
        <mo fence="true" stretchy="false">(</mo>
        <mrow>
          <mi>i</mi>
        </mrow>
        <mo fence="true" stretchy="false">)</mo>
      </mrow>
    </msubsup>
    <annotation encoding="StarMath 5.0">H_{ 0-7 }^{ (i) }</annotation>
  </semantics>
</math>
</file>